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115%" fo:text-align="justify" style:justify-single-word="false" fo:text-indent="0in" style:auto-text-indent="false" fo:break-before="auto" fo:break-after="auto" style:writing-mode="lr-tb"/>
      <style:text-properties style:font-name="Courier New" fo:font-weight="bold" style:font-name-asian="Courier New" style:font-weight-asian="bold" style:font-name-complex="Courier New" style:font-weight-complex="bold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Courier New" style:font-name-asian="Courier New" style:font-name-complex="Courier New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Courier New" style:font-name-asian="Courier New" style:font-name-complex="Courier New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6" style:family="paragraph" style:parent-style-name="Standard" style:master-page-name="Standard">
      <style:paragraph-properties fo:margin-left="0.5in" fo:margin-right="0in" fo:line-height="115%" fo:text-align="justify" style:justify-single-word="false" fo:text-indent="0in" style:auto-text-indent="false" style:page-number="auto" fo:break-before="auto" fo:break-after="auto" style:writing-mode="lr-tb"/>
      <style:text-properties style:font-name="Courier New" style:text-underline-style="solid" style:text-underline-width="auto" style:text-underline-color="font-color" fo:font-weight="bold" style:font-name-asian="Courier New" style:font-weight-asian="bold" style:font-name-complex="Courier New" style:font-weight-complex="bold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Courier New" style:font-name-asian="Courier New" style:font-name-complex="Courier New"/>
    </style:style>
    <style:style style:name="P8" style:family="paragraph" style:parent-style-name="Standard" style:list-style-name="LS1">
      <style:paragraph-properties fo:margin-top="0in" fo:margin-bottom="0in" loext:contextual-spacing="false" fo:line-height="115%" fo:text-align="justify" style:justify-single-word="false" fo:break-before="auto" fo:break-after="auto" style:writing-mode="lr-tb"/>
    </style:style>
    <style:style style:name="P9" style:family="paragraph" style:parent-style-name="Standard" style:list-style-name="LS1">
      <style:paragraph-properties fo:margin-top="0in" fo:margin-bottom="0in" loext:contextual-spacing="false" fo:line-height="115%" fo:text-align="justify" style:justify-single-word="false" fo:break-before="auto" fo:break-after="auto" style:writing-mode="lr-tb"/>
      <style:text-properties style:font-name="Courier New" style:font-name-asian="Courier New" style:font-name-complex="Courier New"/>
    </style:style>
    <style:style style:name="P10" style:family="paragraph" style:parent-style-name="Standard" style:list-style-name="LS1">
      <style:paragraph-properties fo:margin-top="0in" fo:margin-bottom="0in" loext:contextual-spacing="false" fo:line-height="115%" fo:text-align="justify" style:justify-single-word="false" fo:break-before="auto" fo:break-after="auto" style:writing-mode="lr-tb"/>
      <style:text-properties style:font-name="Courier New" officeooo:paragraph-rsid="001f79b4" style:font-name-asian="Courier New" style:font-name-complex="Courier New"/>
    </style:style>
    <style:style style:name="P11" style:family="paragraph" style:parent-style-name="Standard" style:list-style-name="LS1">
      <style:paragraph-properties fo:margin-top="0in" fo:margin-bottom="0in" loext:contextual-spacing="false" fo:line-height="115%" fo:text-align="justify" style:justify-single-word="false" fo:break-before="auto" fo:break-after="auto" style:writing-mode="lr-tb"/>
      <style:text-properties style:font-name="Courier New" fo:background-color="#ffff00" style:font-name-asian="Courier New" style:font-name-complex="Courier New"/>
    </style:style>
    <style:style style:name="P12" style:family="paragraph" style:parent-style-name="Standard" style:list-style-name="LS1">
      <style:paragraph-properties fo:margin-top="0in" fo:margin-bottom="0in" loext:contextual-spacing="false" fo:line-height="115%" fo:text-align="justify" style:justify-single-word="false" style:writing-mode="lr-tb"/>
      <style:text-properties style:font-name="Courier New" officeooo:rsid="001e5e57" officeooo:paragraph-rsid="001e5e57" style:font-name-asian="Courier New" style:font-name-complex="Courier New"/>
    </style:style>
    <style:style style:name="P13" style:family="paragraph" style:parent-style-name="Standard" style:list-style-name="LS1">
      <style:paragraph-properties fo:margin-top="0in" fo:margin-bottom="0in" loext:contextual-spacing="false" fo:line-height="115%" fo:text-align="justify" style:justify-single-word="false" style:writing-mode="lr-tb"/>
      <style:text-properties style:font-name="Courier New" officeooo:paragraph-rsid="001f79b4" style:font-name-asian="Courier New" style:font-name-complex="Courier New"/>
    </style:style>
    <style:style style:name="P14" style:family="paragraph" style:parent-style-name="Standard" style:list-style-name="LS1">
      <style:paragraph-properties fo:margin-top="0in" fo:margin-bottom="0in" loext:contextual-spacing="false" fo:line-height="115%" fo:text-align="justify" style:justify-single-word="false" style:writing-mode="lr-tb"/>
      <style:text-properties style:font-name="Courier New" officeooo:rsid="001f79b4" officeooo:paragraph-rsid="001f79b4" style:font-name-asian="Courier New" style:font-name-complex="Courier New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fo:background-color="#ffff00" loext:char-shading-value="0" style:font-name-asian="Courier New" style:font-name-complex="Courier New"/>
    </style:style>
    <style:style style:name="T3" style:family="text">
      <style:text-properties officeooo:rsid="001f79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is is not a test, but then we’ll love to see how you do it :)</text:p>
      <text:p text:style-name="P1"/>
      <text:p text:style-name="P1"/>
      <text:p text:style-name="P4">Duration: 2 Days</text:p>
      <text:p text:style-name="P2"><text:span text:style-name="T1">Report to: Nitesh Kadyan and Samya Bagchi | </text:span><text:a xlink:type="simple" xlink:href="mailto:nitesh@sbalabs.co" text:style-name="Internet_20_link" text:visited-style-name="Visited_20_Internet_20_Link">nitesh</text:a><text:a xlink:type="simple" xlink:href="mailto:nitesh@sbalabs.co" text:style-name="Internet_20_link" text:visited-style-name="Visited_20_Internet_20_Link">@</text:a><text:a xlink:type="simple" xlink:href="mailto:nitesh@sbalabs.co" text:style-name="Internet_20_link" text:visited-style-name="Visited_20_Internet_20_Link">sbalabs</text:a><text:a xlink:type="simple" xlink:href="mailto:nitesh@sbalabs.co" text:style-name="Internet_20_link" text:visited-style-name="Visited_20_Internet_20_Link">.</text:a><text:a xlink:type="simple" xlink:href="mailto:nitesh@sbalabs.co" text:style-name="Internet_20_link" text:visited-style-name="Visited_20_Internet_20_Link">co</text:a><text:span text:style-name="T1">, </text:span><text:a xlink:type="simple" xlink:href="mailto:samya@sbalabs.co" text:style-name="Internet_20_link" text:visited-style-name="Visited_20_Internet_20_Link">samya</text:a><text:a xlink:type="simple" xlink:href="mailto:samya@sbalabs.co" text:style-name="Internet_20_link" text:visited-style-name="Visited_20_Internet_20_Link">@</text:a><text:a xlink:type="simple" xlink:href="mailto:samya@sbalabs.co" text:style-name="Internet_20_link" text:visited-style-name="Visited_20_Internet_20_Link">sbalabs</text:a><text:a xlink:type="simple" xlink:href="mailto:samya@sbalabs.co" text:style-name="Internet_20_link" text:visited-style-name="Visited_20_Internet_20_Link">.</text:a><text:a xlink:type="simple" xlink:href="mailto:samya@sbalabs.co" text:style-name="Internet_20_link" text:visited-style-name="Visited_20_Internet_20_Link">co</text:a></text:p>
      <text:p text:style-name="P3"/>
      <text:p text:style-name="P4">Please send all code, and how to run it on the above email.</text:p>
      <text:p text:style-name="P4"/>
      <text:list xml:id="list5696878498938259900" text:style-name="LS1">
        <text:list-item>
          <text:p text:style-name="P10">What is the most craziest hack you have performed? Technical or non-technical.</text:p>
          <text:p text:style-name="P13"/>
          <text:p text:style-name="P13"><text:span text:style-name="T3"><text:s text:c="4"/>I couldn't remember any of the cool hacks I did. But your last task just made me remember one. Once my brother wanted a project for science exhibition in his school. So he asked me if I could make him something. I had seen the makey makey during that time. I thought why not give it a shot. The idea was to make a makey makey like device which can be connected to laptop and do what a keyboard can do. So I took an old working keyboard and cracked it open to get it's circuit. After some testings I figured out how the circuit was working. Then I hooked up some wires. I didn't wanted to make all the keys. So just selected 6 keys(enough to play nfs).</text:span></text:p>
          <text:p text:style-name="P14"/>
          <text:p text:style-name="P14"><text:s text:c="4"/>To detect I basically made an voltage dividing circuit using 2 resistors. From the ground and in between I took to wires and connected it with alligator clips. Also the middle one was connected to a comparator. So when ever a person touches both wires it is equivalent to connecting a very high resistance. So the voltage at the middle point changes. This was detected using comparator. A potentiometer circuit was also there for setting the reference voltage. Then I used those outputs to create keystrokes. I don't remember exactly how, because the working of keyboard circuit was a bit tricky. I had used some demux or something to create the keystroke.</text:p>
          <text:p text:style-name="P14">I did it completely on doted pcb. So I had to solder like a crazy number of wires. Once it as made It was really really fun. First I tried typing in notepad. Then I downloaded a virtual drum software and configured keys. After that I called 6 of my friends and gave each of them an alligator clip. I held the ground one so I could be the drummer. When I started touching their hands and the drumming started everyone went crazy. It didn't took 5 minutes for every one to beat me to make the noise and just to beat me(I wish I had thought through before holding that common ground wire).</text:p>
          <text:p text:style-name="P14"/>
          <text:p text:style-name="P14"><text:soft-page-break/><text:s text:c="4"/>I wanted to create a dancing pad with it. I did downloaded some programs. But I couldn't complete it. I don't know if it was a crazy hack. It made me and my friends very happy that day, and I still feel happy thinking about it so I think it is a good hack. </text:p>
        </text:list-item>
      </text:list>
      <text:p text:style-name="P4"/>
      <text:list xml:id="list174853502064561" text:continue-numbering="true" text:style-name="LS1">
        <text:list-item>
          <text:p text:style-name="P11">What would you like to build from the components you see in our lab?</text:p>
          <text:p text:style-name="P12">Hmm… I wanna try to make an home automation system which can be controlled over Internet. Also control the appliances in accordance with sensor inputs. Like to check if a person is present there or control light according to ambient light or check the temp and control AC, stuff like that. I always wanted to try that, but I never had. Thanks to your tasks I feel confident that I would be able to create a basic system. </text:p>
        </text:list-item>
      </text:list>
      <text:p text:style-name="P4"/>
      <text:list xml:id="list174852520111854" text:continue-numbering="true" text:style-name="LS1">
        <text:list-item>
          <text:p text:style-name="P11">Given an arduino and two potentiometers make a system that can control the [x, y] location of a window on your laptop screen.(Level: Easy)</text:p>
        </text:list-item>
      </text:list>
      <text:p text:style-name="P4"/>
      <text:list xml:id="list174853412445858" text:continue-numbering="true" text:style-name="LS1">
        <text:list-item>
          <text:p text:style-name="P9">Make one analog and one digital system which reacts to the amount of light present in the room. Be as creative as you can be. Think in terms of all 5 senses(Level: Medium)</text:p>
        </text:list-item>
      </text:list>
      <text:p text:style-name="P4"/>
      <text:list xml:id="list174853526166119" text:continue-numbering="true" text:style-name="LS1">
        <text:list-item>
          <text:p text:style-name="P8"><text:span text:style-name="T2">Monitor the current temp and humidity in our lab using a Sparkcore and plot the data in a browser running on your laptop (over WiFi).</text:span><text:span text:style-name="T1"> </text:span></text:p>
        </text:list-item>
      </text:list>
      <text:p text:style-name="P4"/>
      <text:list xml:id="list174853299499433" text:continue-numbering="true" text:style-name="LS1">
        <text:list-item>
          <text:p text:style-name="P9">Make a metallic plate negatively charged. Make a mobile based analog voltmeter. Measure the voltage in the plate using the mobile based voltmeter. You can use the resources available online or contact Samya.</text:p>
        </text:list-item>
      </text:list>
      <text:p text:style-name="P4"/>
      <text:list xml:id="list174852503872096" text:continue-numbering="true" text:style-name="LS1">
        <text:list-item>
          <text:p text:style-name="P9">Design a system that can identify the touch of skin and do something creatively out of that. Contact Samya for help. Samya@sbalabs.co</text:p>
        </text:list-item>
      </text:list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title/>
    <meta:initial-creator/>
    <meta:editing-cycles>3</meta:editing-cycles>
    <dc:date>2016-04-12T17:48:48.277748305</dc:date>
    <meta:editing-duration>PT2H6M23S</meta:editing-duration>
    <meta:document-statistic meta:table-count="0" meta:image-count="0" meta:object-count="0" meta:page-count="2" meta:paragraph-count="16" meta:word-count="699" meta:character-count="3743" meta:non-whitespace-character-count="3052"/>
  </office:meta>
</office:document-meta>
</file>